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76cm" fo:min-width="2.7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3.75cm" fo:min-width="3.25cm" loext:decorative="false"/>
      <style:paragraph-properties style:writing-mode="lr-tb"/>
    </style:style>
    <style:style style:name="gr3" style:family="graphic" style:parent-style-name="objectwithoutfill">
      <style:graphic-properties draw:marker-end="Puntas_20_de_20_flecha_20_2" draw:marker-end-width="0.3cm" draw:fill="none" draw:textarea-vertical-align="middle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3.626cm" loext:decorative="false"/>
      <style:paragraph-properties style:writing-mode="lr-tb"/>
    </style:style>
    <style:style style:name="gr5" style:family="graphic" style:parent-style-name="objectwithoutfill">
      <style:graphic-properties draw:marker-end="Puntas_20_de_20_flecha_20_4" draw:marker-end-width="0.3cm" draw:fill="none" draw:textarea-vertical-align="middle" loext:decorative="false"/>
      <style:paragraph-properties style:writing-mode="lr-tb"/>
    </style:style>
    <style:style style:name="gr6" style:family="graphic" style:parent-style-name="objectwithoutfill">
      <style:graphic-properties draw:marker-end="Puntas_20_de_20_flecha_20_5" draw:marker-end-width="0.3cm" draw:fill="none" draw:textarea-vertical-align="middle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4.5cm" fo:min-width="3cm" loext:decorative="false"/>
      <style:paragraph-properties style:writing-mode="lr-tb"/>
    </style:style>
    <style:style style:name="gr8" style:family="graphic" style:parent-style-name="objectwithoutfill">
      <style:graphic-properties draw:marker-end="Puntas_20_de_20_flecha_20_6" draw:marker-end-width="0.3cm" draw:fill="none" draw:textarea-vertical-align="middle" loext:decorative="false"/>
      <style:paragraph-properties style:writing-mode="lr-tb"/>
    </style:style>
    <style:style style:name="gr9" style:family="graphic" style:parent-style-name="objectwithoutfill">
      <style:graphic-properties draw:marker-end="Puntas_20_de_20_flecha_20_7" draw:marker-end-width="0.3cm" draw:fill="none" draw:textarea-vertical-align="middle" loext:decorative="false"/>
    </style:style>
    <style:style style:name="gr10" style:family="graphic" style:parent-style-name="standard">
      <style:graphic-properties draw:textarea-horizontal-align="justify" draw:textarea-vertical-align="middle" draw:auto-grow-height="false" fo:min-height="3.5cm" fo:min-width="2.75cm" loext:decorative="false"/>
      <style:paragraph-properties style:writing-mode="lr-tb"/>
    </style:style>
    <style:style style:name="gr11" style:family="graphic" style:parent-style-name="objectwithoutfill">
      <style:graphic-properties draw:marker-end="Puntas_20_de_20_flecha_20_8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Puntas_20_de_20_flecha_20_9" draw:marker-end-width="0.3cm" draw:fill="none" draw:textarea-vertical-align="middle" loext:decorative="false"/>
      <style:paragraph-properties style:writing-mode="lr-tb"/>
    </style:style>
    <style:style style:name="gr13" style:family="graphic" style:parent-style-name="objectwithoutfill">
      <style:graphic-properties draw:marker-end="Puntas_20_de_20_flecha_20_10" draw:marker-end-width="0.3cm" draw:fill="none" draw:textarea-vertical-align="middle" loext:decorative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1.376cm" fo:min-width="3.626cm" loext:decorative="false"/>
      <style:paragraph-properties style:writing-mode="lr-tb"/>
    </style:style>
    <style:style style:name="gr15" style:family="graphic" style:parent-style-name="objectwithoutfill">
      <style:graphic-properties draw:marker-end="Puntas_20_de_20_flecha_20_11" draw:marker-end-width="0.3cm" draw:fill="none" draw:textarea-vertical-align="middle" loext:decorative="false"/>
      <style:paragraph-properties style:writing-mode="lr-tb"/>
    </style:style>
    <style:style style:name="gr16" style:family="graphic" style:parent-style-name="objectwithoutfill">
      <style:graphic-properties draw:marker-end="Puntas_20_de_20_flecha_20_12" draw:marker-end-width="0.3cm" draw:fill="none" draw:textarea-vertical-align="middle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P4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3" draw:id="id3" draw:layer="layout" svg:width="6.5cm" svg:height="3.25cm" svg:x="1.75cm" svg:y="13cm">
          <text:p text:style-name="P1">AGRO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" draw:text-style-name="P1" xml:id="id1" draw:id="id1" draw:layer="layout" svg:width="3.75cm" svg:height="4cm" svg:x="3cm" svg:y="1cm">
          <text:p text:style-name="P1">fram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2" draw:layer="layout" svg:x1="4.875cm" svg:y1="5cm" svg:x2="5.125cm" svg:y2="6.5cm" draw:start-shape="id1" draw:start-glue-point="6" draw:end-shape="id2" draw:end-glue-point="4" svg:d="M4875 5000v750h250v750" svg:viewBox="0 0 251 1501">
          <text:p/>
        </draw:connector>
        <draw:custom-shape draw:style-name="gr4" draw:text-style-name="P1" xml:id="id4" draw:id="id4" draw:layer="layout" svg:width="8.25cm" svg:height="4cm" svg:x="10.25cm" svg:y="12.75cm">
          <text:p text:style-name="P1">ATKRANGE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5" draw:text-style-name="P2" draw:layer="layout" svg:x1="8.25cm" svg:y1="14.625cm" svg:x2="10.25cm" svg:y2="14.75cm" draw:start-shape="id3" draw:start-glue-point="7" draw:end-shape="id4" svg:d="M8250 14625h1000v125h1000" svg:viewBox="0 0 2001 126">
          <text:p text:style-name="P1">SI</text:p>
        </draw:connector>
        <draw:connector draw:style-name="gr6" draw:text-style-name="P2" draw:layer="layout" svg:x1="14.375cm" svg:y1="12.75cm" svg:x2="13.125cm" svg:y2="8.25cm" draw:start-shape="id4" draw:start-glue-point="4" draw:end-shape="id5" draw:end-glue-point="6" svg:d="M14375 12750v-2249h-1250v-2251" svg:viewBox="0 0 1251 4501">
          <text:p text:style-name="P1">NO</text:p>
        </draw:connector>
        <draw:custom-shape draw:style-name="gr7" draw:text-style-name="P3" xml:id="id6" draw:id="id6" draw:layer="layout" svg:width="3.5cm" svg:height="4.75cm" svg:x="12.5cm" svg:y="19cm">
          <text:p text:style-name="P3">ATK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8" draw:text-style-name="P4" draw:layer="layout" svg:x1="14.375cm" svg:y1="16.75cm" svg:x2="14.25cm" svg:y2="19cm" draw:start-shape="id4" draw:start-glue-point="6" draw:end-shape="id6" draw:end-glue-point="4" svg:d="M14375 16750v1125h-125v1125" svg:viewBox="0 0 126 2251">
          <text:p text:style-name="P3">SI</text:p>
        </draw:connector>
        <draw:connector draw:style-name="gr9" draw:text-style-name="P4" draw:layer="layout" draw:line-skew="3.248cm" svg:x1="16cm" svg:y1="21.375cm" svg:x2="6.75cm" svg:y2="3cm" draw:start-shape="id6" draw:start-glue-point="7" draw:end-shape="id1" draw:end-glue-point="7" svg:d="M16000 21375h3750v-18375h-13000" svg:viewBox="0 0 13001 18376">
          <text:p/>
        </draw:connector>
        <draw:custom-shape draw:style-name="gr10" draw:text-style-name="P3" xml:id="id5" draw:id="id5" draw:layer="layout" svg:width="3.25cm" svg:height="3.75cm" svg:x="11.5cm" svg:y="4.5cm">
          <text:p text:style-name="P3">WAR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1" draw:text-style-name="P4" draw:layer="layout" svg:x1="13.125cm" svg:y1="4.5cm" svg:x2="6.75cm" svg:y2="3cm" draw:start-shape="id5" draw:start-glue-point="4" draw:end-shape="id1" draw:end-glue-point="7" svg:d="M13125 4500v-1500h-6375" svg:viewBox="0 0 6376 1501">
          <text:p/>
        </draw:connector>
        <draw:custom-shape draw:style-name="gr10" draw:text-style-name="P3" xml:id="id7" draw:id="id7" draw:layer="layout" svg:width="3.25cm" svg:height="3.75cm" svg:x="3.25cm" svg:y="19.5cm">
          <text:p text:style-name="P3">IDL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2" draw:text-style-name="P4" draw:layer="layout" svg:x1="5cm" svg:y1="16.25cm" svg:x2="4.875cm" svg:y2="19.5cm" draw:start-shape="id3" draw:start-glue-point="6" draw:end-shape="id7" draw:end-glue-point="4" svg:d="M5000 16250v1626h-125v1624" svg:viewBox="0 0 126 3251">
          <text:p text:style-name="P3">NO</text:p>
        </draw:connector>
        <draw:connector draw:style-name="gr13" draw:text-style-name="P4" draw:layer="layout" draw:line-skew="-2.249cm" svg:x1="3.25cm" svg:y1="21.375cm" svg:x2="3cm" svg:y2="3cm" draw:start-shape="id7" draw:start-glue-point="5" draw:end-shape="id1" draw:end-glue-point="5" svg:d="M3250 21375h-3000v-18375h2750" svg:viewBox="0 0 3001 18376">
          <text:p/>
        </draw:connector>
        <draw:custom-shape draw:style-name="gr14" draw:text-style-name="P3" xml:id="id2" draw:id="id2" draw:layer="layout" svg:width="8.25cm" svg:height="3.25cm" svg:x="1cm" svg:y="6.5cm">
          <text:p text:style-name="P3">IN ATK?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15" draw:text-style-name="P4" draw:layer="layout" svg:x1="9.25cm" svg:y1="8.125cm" svg:x2="6.75cm" svg:y2="3cm" draw:start-shape="id2" draw:start-glue-point="7" draw:end-shape="id1" draw:end-glue-point="7" svg:d="M9250 8125h502v-5125h-3002" svg:viewBox="0 0 3003 5126">
          <text:p text:style-name="P3">SI</text:p>
        </draw:connector>
        <draw:connector draw:style-name="gr16" draw:text-style-name="P4" draw:layer="layout" svg:x1="5.125cm" svg:y1="9.75cm" svg:x2="5cm" svg:y2="13cm" draw:start-shape="id2" draw:start-glue-point="6" draw:end-shape="id3" draw:end-glue-point="4" svg:d="M5125 9750v1626h-125v1624" svg:viewBox="0 0 126 3251">
          <text:p text:style-name="P3">NO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Rellena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ellenado_20_amarillo" draw:display-name="Rellenado amaril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Rellenado_20_azul" draw:display-name="Rellena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Rellenado_20_rojo" draw:display-name="Rellenado roj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Rellenado_20_verde" draw:display-name="Rellena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draw:marker draw:name="Puntas_20_de_20_flecha_20_10" draw:display-name="Puntas de flecha 10" svg:viewBox="0 0 20 20" svg:d="M0 20l10-20 10 20z"/>
    <draw:marker draw:name="Puntas_20_de_20_flecha_20_11" draw:display-name="Puntas de flecha 11" svg:viewBox="0 0 20 20" svg:d="M0 20l10-20 10 20z"/>
    <draw:marker draw:name="Puntas_20_de_20_flecha_20_12" draw:display-name="Puntas de flecha 12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draw:marker draw:name="Puntas_20_de_20_flecha_20_5" draw:display-name="Puntas de flecha 5" svg:viewBox="0 0 20 20" svg:d="M0 20l10-20 10 20z"/>
    <draw:marker draw:name="Puntas_20_de_20_flecha_20_6" draw:display-name="Puntas de flecha 6" svg:viewBox="0 0 20 20" svg:d="M0 20l10-20 10 20z"/>
    <draw:marker draw:name="Puntas_20_de_20_flecha_20_7" draw:display-name="Puntas de flecha 7" svg:viewBox="0 0 20 20" svg:d="M0 20l10-20 10 20z"/>
    <draw:marker draw:name="Puntas_20_de_20_flecha_20_8" draw:display-name="Puntas de flecha 8" svg:viewBox="0 0 20 20" svg:d="M0 20l10-20 10 20z"/>
    <draw:marker draw:name="Puntas_20_de_20_flecha_20_9" draw:display-name="Puntas de flecha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2-05T11:10:46.904000000</meta:creation-date>
    <dc:date>2023-12-05T11:21:38.920000000</dc:date>
    <meta:editing-duration>PT10M53S</meta:editing-duration>
    <meta:editing-cycles>2</meta:editing-cycles>
    <meta:generator>LibreOffice/7.6.3.2$Windows_X86_64 LibreOffice_project/29d686fea9f6705b262d369fede658f824154cc0</meta:generator>
    <meta:document-statistic meta:object-count="17"/>
  </office:meta>
</office:document-meta>
</file>